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1e9b53" officeooo:paragraph-rsid="001e9b53" style:font-size-asian="26pt" style:font-size-complex="26pt"/>
    </style:style>
    <style:style style:name="P2" style:family="paragraph" style:parent-style-name="Standard">
      <style:text-properties fo:font-size="11pt" fo:font-weight="bold" officeooo:rsid="00231a41" officeooo:paragraph-rsid="00231a41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231a41" officeooo:paragraph-rsid="00258c98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0258c98" officeooo:paragraph-rsid="00258c98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normal" officeooo:rsid="0024d9b5" officeooo:paragraph-rsid="0024d9b5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2538f4" officeooo:paragraph-rsid="00258c98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258c98" officeooo:paragraph-rsid="00258c98" style:font-size-asian="11pt" style:font-weight-asian="normal" style:font-size-complex="11pt" style:font-weight-complex="normal"/>
    </style:style>
    <style:style style:name="P8" style:family="paragraph" style:parent-style-name="Standard">
      <style:text-properties officeooo:paragraph-rsid="0024d9b5"/>
    </style:style>
    <style:style style:name="P9" style:family="paragraph" style:parent-style-name="Standard">
      <style:text-properties fo:font-size="11pt" fo:font-weight="bold" officeooo:rsid="00299590" officeooo:paragraph-rsid="00299590" style:font-size-asian="11pt" style:font-weight-asian="bold" style:font-size-complex="11pt" style:font-weight-complex="bold"/>
    </style:style>
    <style:style style:name="T1" style:family="text">
      <style:text-properties fo:font-size="11pt" fo:font-weight="normal" officeooo:rsid="0024d9b5" style:font-size-asian="11pt" style:font-weight-asian="normal" style:font-size-complex="11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538f4" style:font-weight-asian="normal" style:font-weight-complex="normal"/>
    </style:style>
    <style:style style:name="T4" style:family="text">
      <style:text-properties officeooo:rsid="002538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sation der Aktiengesellschaft</text:p>
      <text:p text:style-name="P9">Zusammenfassung</text:p>
      <text:p text:style-name="P2">Generalversammlung <text:span text:style-name="T4">(698)</text:span></text:p>
      <text:p text:style-name="P5">Die Generalversmammlung ist das oberste Organ der Aktiengesellswchaft</text:p>
      <text:p text:style-name="P8"><text:span text:style-name="T1">Sie setzen die Statuen fest. Statuten setzen z.B. fest : </text:span><text:span text:style-name="T2">Rechtsform, Ziel, Sitz, Gesellschaftskapital. </text:span><text:span text:style-name="T3">Usw..</text:span></text:p>
      <text:p text:style-name="P2"/>
      <text:p text:style-name="P2">Verwaltungsrat <text:span text:style-name="T4">(707,716.1,761.2,716.3,716a)</text:span></text:p>
      <text:p text:style-name="P7">Der Verwealtungsrat ist die exekutive der AG, er stellt sich als Geschäftsführer sowie Vertretung der AG dar.</text:p>
      <text:p text:style-name="P4"/>
      <text:p text:style-name="P2">Revisionsstelle<text:span text:style-name="T4">(727)</text:span></text:p>
      <text:p text:style-name="P6">Die Revisionstelle prüft zum, Schutz der Aktionäre, der Gläubiger <text:s/>sowie der Öffentlichkeit die Jahres- und Konzernrechnung der Aktiengesellschaft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</meta:editing-duration>
    <meta:editing-cycles>5</meta:editing-cycles>
    <meta:generator>LibreOffice/5.2.4.2$Windows_x86 LibreOffice_project/3d5603e1122f0f102b62521720ab13a38a4e0eb0</meta:generator>
    <dc:date>2017-01-29T16:06:33.273000000</dc:date>
    <meta:document-statistic meta:table-count="0" meta:image-count="0" meta:object-count="0" meta:page-count="1" meta:paragraph-count="9" meta:word-count="67" meta:character-count="570" meta:non-whitespace-character-count="511"/>
    <meta:user-defined meta:name="Info 1"/>
    <meta:user-defined meta:name="Info 2"/>
    <meta:user-defined meta:name="Info 3"/>
    <meta:user-defined meta:name="Info 4"/>
  </office:meta>
</office:document-meta>
</file>